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sis" svg:font-family="Dosi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in-height="0.777cm" fo:min-width="0cm" fo:padding-top="0cm" fo:padding-bottom="0cm" fo:padding-left="0cm" fo:padding-right="0cm" draw:shadow="hidden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style:font-name="Dosis" fo:font-size="20pt" fo:font-weight="bold" style:font-size-asian="20pt" style:font-weight-asian="bold" style:font-size-complex="20pt" style:font-weight-complex="bold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847cm" svg:height="0.847cm" svg:x="0cm" svg:y="0cm" svg:viewBox="0 0 848 848" draw:points="0,0 848,0 848,848 0,848">
          <text:p/>
        </draw:polygon>
        <draw:custom-shape draw:style-name="gr2" draw:text-style-name="P2" draw:layer="layout" svg:width="0.7cm" svg:height="0.7cm" svg:x="0.1cm" svg:y="0.077cm">
          <text:p/>
          <draw:enhanced-geometry svg:viewBox="0 0 21600 21600" draw:glue-points="10800 0 3163 3163 0 10800 3163 18437 10800 21600 18437 18437 21600 10800 18437 3163" draw:text-areas="3163 3163 18437 18437" draw:type="ring" draw:modifiers="2002.853067047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3" draw:text-style-name="P3" draw:layer="layout" svg:width="0.264cm" svg:height="0.524cm" draw:transform="rotate (0.0148352986419518) translate (0.325385403341814cm 0.168559748248587cm)" svg:viewBox="0 0 265 525" svg:d="M0 71c0-16 12-32 35-48 23-15 52-23 87-23 45 0 80 11 105 34s38 52 38 87c0 15-2 29-6 42-4 14-10 26-18 37s-16 20-22 28c-6 7-14 15-24 23-10 9-15 14-17 16-14 13-23 26-26 39s-5 33-5 60c0 15-11 22-32 22-11 0-19-2-24-7-4-5-7-13-7-26 0-53 14-92 42-116 3-2 9-8 19-15 10-8 18-14 22-19 5-5 11-12 17-20s11-17 14-27c3-9 4-20 4-30 0-23-7-41-22-53-14-13-34-19-60-19-15 0-28 2-38 7-11 4-18 10-23 15-4 6-9 11-14 16-5 4-10 7-16 7-7 0-14-3-20-8-6-6-9-13-9-22zM74 486c0-11 4-20 12-28 8-7 18-11 29-11 13 0 23 4 32 11 9 8 13 17 13 28 0 10-4 19-13 27s-19 12-32 12c-11 0-21-4-29-12s-12-17-12-2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sis" svg:font-family="Dosi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847cm" fo:page-height="0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7T08:58:18.713000000</dc:date>
    <meta:editing-duration>PT20M31S</meta:editing-duration>
    <meta:editing-cycles>6</meta:editing-cycles>
    <meta:generator>LibreOffice/5.4.7.2$Windows_X86_64 LibreOffice_project/c838ef25c16710f8838b1faec480ebba495259d0</meta:generator>
    <meta:document-statistic meta:object-count="3"/>
  </office:meta>
</office:document-meta>
</file>